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8591in"/>
    </style:style>
    <style:style style:name="co6" style:family="table-column">
      <style:table-column-properties fo:break-before="auto" style:column-width="2.63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6" table:default-cell-style-name="ce1"/>
        <table:table-column table:style-name="co1" table:number-columns-repeated="960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Frequency (kHz)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Channels</text:p>
          </table:table-cell>
          <table:table-cell table:style-name="ce2" office:value-type="string" calcext:value-type="string">
            <text:p>Time per Long (ms)</text:p>
          </table:table-cell>
          <table:table-cell table:style-name="ce2" office:value-type="string" calcext:value-type="string">
            <text:p>504 kB Time (s)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56"/>
          <table:table-cell table:style-name="ce4" table:number-columns-repeated="96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table:formula="of:=[.B2]*25000/(128*512)" office:value-type="float" office:value="48.828125" calcext:value-type="float">
            <text:p>48.8281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2]/([.D2]/8)/[.C2]" office:value-type="float" office:value="0.02048" calcext:value-type="float">
            <text:p>0.02048</text:p>
          </table:table-cell>
          <table:table-cell table:formula="of:=129.0248*[.F2]" office:value-type="float" office:value="2.642427904" calcext:value-type="float">
            <text:p>2.642427904</text:p>
          </table:table-cell>
          <table:table-cell office:value-type="string" calcext:value-type="string">
            <text:p>Maximum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table:formula="of:=[.B3]*25000/(128*512)" office:value-type="float" office:value="48.828125" calcext:value-type="float">
            <text:p>48.8281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3]/([.D3]/8)/[.C3]" office:value-type="float" office:value="0.04096" calcext:value-type="float">
            <text:p>0.04096</text:p>
          </table:table-cell>
          <table:table-cell table:formula="of:=129.0248*[.F3]" office:value-type="float" office:value="5.284855808" calcext:value-type="float">
            <text:p>5.284855808</text:p>
          </table:table-cell>
          <table:table-cell office:value-type="string" calcext:value-type="string">
            <text:p>Maximum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table:formula="of:=[.B4]*25000/(128*512)" office:value-type="float" office:value="44.25048828125" calcext:value-type="float">
            <text:p>44.250488281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4]/([.D4]/8)/[.C4]" office:value-type="float" office:value="0.0225986206896552" calcext:value-type="float">
            <text:p>0.022598620689655</text:p>
          </table:table-cell>
          <table:table-cell table:formula="of:=129.0248*[.F4]" office:value-type="float" office:value="2.91578251475862" calcext:value-type="float">
            <text:p>2.91578251475862</text:p>
          </table:table-cell>
          <table:table-cell office:value-type="string" calcext:value-type="string">
            <text:p>"CD Quality"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6" calcext:value-type="float">
            <text:p>116</text:p>
          </table:table-cell>
          <table:table-cell table:formula="of:=[.B5]*25000/(128*512)" office:value-type="float" office:value="44.25048828125" calcext:value-type="float">
            <text:p>44.250488281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5]/([.D5]/8)/[.C5]" office:value-type="float" office:value="0.0451972413793103" calcext:value-type="float">
            <text:p>0.04519724137931</text:p>
          </table:table-cell>
          <table:table-cell table:formula="of:=129.0248*[.F5]" office:value-type="float" office:value="5.83156502951724" calcext:value-type="float">
            <text:p>5.83156502951724</text:p>
          </table:table-cell>
          <table:table-cell office:value-type="string" calcext:value-type="string">
            <text:p>"CD Quality"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4" calcext:value-type="float">
            <text:p>64</text:p>
          </table:table-cell>
          <table:table-cell table:formula="of:=[.B6]*25000/(128*512)" office:value-type="float" office:value="24.4140625" calcext:value-type="float">
            <text:p>24.41406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6]/([.D6]/8)/[.C6]" office:value-type="float" office:value="0.04096" calcext:value-type="float">
            <text:p>0.04096</text:p>
          </table:table-cell>
          <table:table-cell table:formula="of:=129.0248*[.F6]" office:value-type="float" office:value="5.284855808" calcext:value-type="float">
            <text:p>5.284855808</text:p>
          </table:table-cell>
          <table:table-cell office:value-type="string" calcext:value-type="string">
            <text:p>Half-Freq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table:formula="of:=[.B7]*25000/(128*512)" office:value-type="float" office:value="24.4140625" calcext:value-type="float">
            <text:p>24.41406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7]/([.D7]/8)/[.C7]" office:value-type="float" office:value="0.08192" calcext:value-type="float">
            <text:p>0.08192</text:p>
          </table:table-cell>
          <table:table-cell table:formula="of:=129.0248*[.F7]" office:value-type="float" office:value="10.569711616" calcext:value-type="float">
            <text:p>10.569711616</text:p>
          </table:table-cell>
          <table:table-cell office:value-type="string" calcext:value-type="string">
            <text:p>Half-Freq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8" calcext:value-type="float">
            <text:p>128</text:p>
          </table:table-cell>
          <table:table-cell table:formula="of:=[.B8]*25000/(128*512)" office:value-type="float" office:value="48.828125" calcext:value-type="float">
            <text:p>48.828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4/[.E8]/([.D8]/8)/[.C8]" office:value-type="float" office:value="0.04096" calcext:value-type="float">
            <text:p>0.04096</text:p>
          </table:table-cell>
          <table:table-cell table:formula="of:=129.0248*[.F8]" office:value-type="float" office:value="5.284855808" calcext:value-type="float">
            <text:p>5.284855808</text:p>
          </table:table-cell>
          <table:table-cell office:value-type="string" calcext:value-type="string">
            <text:p>Maximum 8-Bit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table:formula="of:=[.B9]*25000/(128*512)" office:value-type="float" office:value="48.828125" calcext:value-type="float">
            <text:p>48.828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9]/([.D9]/8)/[.C9]" office:value-type="float" office:value="0.08192" calcext:value-type="float">
            <text:p>0.08192</text:p>
          </table:table-cell>
          <table:table-cell table:formula="of:=129.0248*[.F9]" office:value-type="float" office:value="10.569711616" calcext:value-type="float">
            <text:p>10.569711616</text:p>
          </table:table-cell>
          <table:table-cell office:value-type="string" calcext:value-type="string">
            <text:p>Maximum 8-Bit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4" calcext:value-type="float">
            <text:p>64</text:p>
          </table:table-cell>
          <table:table-cell table:formula="of:=[.B10]*25000/(128*512)" office:value-type="float" office:value="24.4140625" calcext:value-type="float">
            <text:p>24.41406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4/[.E10]/([.D10]/8)/[.C10]" office:value-type="float" office:value="0.08192" calcext:value-type="float">
            <text:p>0.08192</text:p>
          </table:table-cell>
          <table:table-cell table:formula="of:=129.0248*[.F10]" office:value-type="float" office:value="10.569711616" calcext:value-type="float">
            <text:p>10.569711616</text:p>
          </table:table-cell>
          <table:table-cell office:value-type="string" calcext:value-type="string">
            <text:p>Half-Freq 8-Bit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4" calcext:value-type="float">
            <text:p>64</text:p>
          </table:table-cell>
          <table:table-cell table:formula="of:=[.B11]*25000/(128*512)" office:value-type="float" office:value="24.4140625" calcext:value-type="float">
            <text:p>24.41406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11]/([.D11]/8)/[.C11]" office:value-type="float" office:value="0.16384" calcext:value-type="float">
            <text:p>0.16384</text:p>
          </table:table-cell>
          <table:table-cell table:formula="of:=129.0248*[.F11]" office:value-type="float" office:value="21.139423232" calcext:value-type="float">
            <text:p>21.139423232</text:p>
          </table:table-cell>
          <table:table-cell office:value-type="string" calcext:value-type="string">
            <text:p>Half-Freq 8-Bit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" calcext:value-type="float">
            <text:p>32</text:p>
          </table:table-cell>
          <table:table-cell table:formula="of:=[.B12]*25000/(128*512)" office:value-type="float" office:value="12.20703125" calcext:value-type="float">
            <text:p>12.207031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12]/([.D12]/8)/[.C12]" office:value-type="float" office:value="0.08192" calcext:value-type="float">
            <text:p>0.08192</text:p>
          </table:table-cell>
          <table:table-cell table:formula="of:=129.0248*[.F12]" office:value-type="float" office:value="10.569711616" calcext:value-type="float">
            <text:p>10.569711616</text:p>
          </table:table-cell>
          <table:table-cell office:value-type="string" calcext:value-type="string">
            <text:p>Quarter-Freq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table:formula="of:=[.B13]*25000/(128*512)" office:value-type="float" office:value="12.20703125" calcext:value-type="float">
            <text:p>12.207031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13]/([.D13]/8)/[.C13]" office:value-type="float" office:value="0.16384" calcext:value-type="float">
            <text:p>0.16384</text:p>
          </table:table-cell>
          <table:table-cell table:formula="of:=129.0248*[.F13]" office:value-type="float" office:value="21.139423232" calcext:value-type="float">
            <text:p>21.139423232</text:p>
          </table:table-cell>
          <table:table-cell office:value-type="string" calcext:value-type="string">
            <text:p>Quarter-Freq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formula="of:=[.B14]*25000/(128*512)" office:value-type="float" office:value="12.20703125" calcext:value-type="float">
            <text:p>12.207031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4/[.E14]/([.D14]/8)/[.C14]" office:value-type="float" office:value="0.16384" calcext:value-type="float">
            <text:p>0.16384</text:p>
          </table:table-cell>
          <table:table-cell table:formula="of:=129.0248*[.F14]" office:value-type="float" office:value="21.139423232" calcext:value-type="float">
            <text:p>21.139423232</text:p>
          </table:table-cell>
          <table:table-cell office:value-type="string" calcext:value-type="string">
            <text:p>Quarter-Freq 8-Bit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table:formula="of:=[.B15]*25000/(128*512)" office:value-type="float" office:value="12.20703125" calcext:value-type="float">
            <text:p>12.20703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15]/([.D15]/8)/[.C15]" office:value-type="float" office:value="0.32768" calcext:value-type="float">
            <text:p>0.32768</text:p>
          </table:table-cell>
          <table:table-cell table:formula="of:=129.0248*[.F15]" office:value-type="float" office:value="42.278846464" calcext:value-type="float">
            <text:p>42.278846464</text:p>
          </table:table-cell>
          <table:table-cell office:value-type="string" calcext:value-type="string">
            <text:p>Quarter-Freq 8-Bit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table:formula="of:=[.B16]*25000/(128*512)" office:value-type="float" office:value="8.0108642578125" calcext:value-type="float">
            <text:p>8.01086425781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16]/([.D16]/8)/[.C16]" office:value-type="float" office:value="0.249660952380952" calcext:value-type="float">
            <text:p>0.249660952380952</text:p>
          </table:table-cell>
          <table:table-cell table:formula="of:=129.0248*[.F16]" office:value-type="float" office:value="32.2124544487619" calcext:value-type="float">
            <text:p>32.2124544487619</text:p>
          </table:table-cell>
          <table:table-cell office:value-type="string" calcext:value-type="string">
            <text:p>Speech-Quality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table:formula="of:=[.B17]*25000/(128*512)" office:value-type="float" office:value="8.0108642578125" calcext:value-type="float">
            <text:p>8.0108642578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17]/([.D17]/8)/[.C17]" office:value-type="float" office:value="0.499321904761905" calcext:value-type="float">
            <text:p>0.499321904761905</text:p>
          </table:table-cell>
          <table:table-cell table:formula="of:=129.0248*[.F17]" office:value-type="float" office:value="64.4249088975238" calcext:value-type="float">
            <text:p>64.4249088975238</text:p>
          </table:table-cell>
          <table:table-cell office:value-type="string" calcext:value-type="string">
            <text:p>Phone-Quality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2" calcext:value-type="float">
            <text:p>12</text:p>
          </table:table-cell>
          <table:table-cell table:formula="of:=[.B18]*25000/(128*512)" office:value-type="float" office:value="4.57763671875" calcext:value-type="float">
            <text:p>4.577636718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18]/([.D18]/8)/[.C18]" office:value-type="float" office:value="0.436906666666667" calcext:value-type="float">
            <text:p>0.436906666666667</text:p>
          </table:table-cell>
          <table:table-cell table:formula="of:=129.0248*[.F18]" office:value-type="float" office:value="56.3717952853333" calcext:value-type="float">
            <text:p>56.3717952853333</text:p>
          </table:table-cell>
          <table:table-cell office:value-type="string" calcext:value-type="string">
            <text:p>Effects-Quality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formula="of:=[.B19]*25000/(128*512)" office:value-type="float" office:value="4.57763671875" calcext:value-type="float">
            <text:p>4.577636718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19]/([.D19]/8)/[.C19]" office:value-type="float" office:value="0.873813333333333" calcext:value-type="float">
            <text:p>0.873813333333333</text:p>
          </table:table-cell>
          <table:table-cell table:formula="of:=129.0248*[.F19]" office:value-type="float" office:value="112.743590570667" calcext:value-type="float">
            <text:p>112.743590570667</text:p>
          </table:table-cell>
          <table:table-cell office:value-type="string" calcext:value-type="string">
            <text:p>Effects-Quality 8-Bit Mono (XCI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B20]*25000/(128*512)" office:value-type="float" office:value="0.762939453125" calcext:value-type="float">
            <text:p>0.7629394531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20]/([.D20]/8)/[.C20]" office:value-type="float" office:value="1.31072" calcext:value-type="float">
            <text:p>1.31072</text:p>
          </table:table-cell>
          <table:table-cell table:formula="of:=129.0248*[.F20]" office:value-type="float" office:value="169.115385856" calcext:value-type="float">
            <text:p>169.115385856</text:p>
          </table:table-cell>
          <table:table-cell office:value-type="string" calcext:value-type="string">
            <text:p>Whole Pop Song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formula="of:=[.B21]*25000/(128*512)" office:value-type="float" office:value="1.52587890625" calcext:value-type="float">
            <text:p>1.525878906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21]/([.D21]/8)/[.C21]" office:value-type="float" office:value="1.31072" calcext:value-type="float">
            <text:p>1.31072</text:p>
          </table:table-cell>
          <table:table-cell table:formula="of:=129.0248*[.F21]" office:value-type="float" office:value="169.115385856" calcext:value-type="float">
            <text:p>169.115385856</text:p>
          </table:table-cell>
          <table:table-cell office:value-type="string" calcext:value-type="string">
            <text:p>Whole Pop Song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formula="of:=[.B22]*25000/(128*512)" office:value-type="float" office:value="1.52587890625" calcext:value-type="float">
            <text:p>1.525878906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4/[.E22]/([.D22]/8)/[.C22]" office:value-type="float" office:value="1.31072" calcext:value-type="float">
            <text:p>1.31072</text:p>
          </table:table-cell>
          <table:table-cell table:formula="of:=129.0248*[.F22]" office:value-type="float" office:value="169.115385856" calcext:value-type="float">
            <text:p>169.115385856</text:p>
          </table:table-cell>
          <table:table-cell office:value-type="string" calcext:value-type="string">
            <text:p>Whole Pop Song 8-Bit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formula="of:=[.B23]*25000/(128*512)" office:value-type="float" office:value="3.0517578125" calcext:value-type="float">
            <text:p>3.0517578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23]/([.D23]/8)/[.C23]" office:value-type="float" office:value="1.31072" calcext:value-type="float">
            <text:p>1.31072</text:p>
          </table:table-cell>
          <table:table-cell table:formula="of:=129.0248*[.F23]" office:value-type="float" office:value="169.115385856" calcext:value-type="float">
            <text:p>169.115385856</text:p>
          </table:table-cell>
          <table:table-cell office:value-type="string" calcext:value-type="string">
            <text:p>Whole Pop Song 8-Bit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B24]*25000/(128*512)" office:value-type="float" office:value="0.3814697265625" calcext:value-type="float">
            <text:p>0.38146972656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4/[.E24]/([.D24]/8)/[.C24]" office:value-type="float" office:value="2.62144" calcext:value-type="float">
            <text:p>2.62144</text:p>
          </table:table-cell>
          <table:table-cell table:formula="of:=129.0248*[.F24]" office:value-type="float" office:value="338.230771712" calcext:value-type="float">
            <text:p>338.230771712</text:p>
          </table:table-cell>
          <table:table-cell office:value-type="string" calcext:value-type="string">
            <text:p>Minimum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25]*25000/(128*512)" office:value-type="float" office:value="0.3814697265625" calcext:value-type="float">
            <text:p>0.38146972656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4/[.E25]/([.D25]/8)/[.C25]" office:value-type="float" office:value="5.24288" calcext:value-type="float">
            <text:p>5.24288</text:p>
          </table:table-cell>
          <table:table-cell table:formula="of:=129.0248*[.F25]" office:value-type="float" office:value="676.461543424" calcext:value-type="float">
            <text:p>676.461543424</text:p>
          </table:table-cell>
          <table:table-cell office:value-type="string" calcext:value-type="string">
            <text:p>Minimum Mo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formula="of:=[.B26]*25000/(128*512)" office:value-type="float" office:value="0.3814697265625" calcext:value-type="float">
            <text:p>0.38146972656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4/[.E26]/([.D26]/8)/[.C26]" office:value-type="float" office:value="5.24288" calcext:value-type="float">
            <text:p>5.24288</text:p>
          </table:table-cell>
          <table:table-cell table:formula="of:=129.0248*[.F26]" office:value-type="float" office:value="676.461543424" calcext:value-type="float">
            <text:p>676.461543424</text:p>
          </table:table-cell>
          <table:table-cell office:value-type="string" calcext:value-type="string">
            <text:p>Minimum 8-Bit 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formula="of:=[.B27]*25000/(128*512)" office:value-type="float" office:value="0.3814697265625" calcext:value-type="float">
            <text:p>0.38146972656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4/[.E27]/([.D27]/8)/[.C27]" office:value-type="float" office:value="10.48576" calcext:value-type="float">
            <text:p>10.48576</text:p>
          </table:table-cell>
          <table:table-cell table:formula="of:=129.0248*[.F27]" office:value-type="float" office:value="1352.923086848" calcext:value-type="float">
            <text:p>1352.923086848</text:p>
          </table:table-cell>
          <table:table-cell office:value-type="string" calcext:value-type="string">
            <text:p>Minimum 8-Bit Mono (Max Time)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Heffernan Matthew S CIV USAF AFMC AFRL/RISB</meta:initial-creator>
    <meta:creation-date>2021-02-08T18:48:59Z</meta:creation-date>
    <dc:date>2021-02-09T00:44:42.025653976</dc:date>
    <meta:editing-duration>PT2H26M52S</meta:editing-duration>
    <meta:editing-cycles>4</meta:editing-cycles>
    <meta:document-statistic meta:table-count="1" meta:cell-count="216" meta:object-count="0"/>
  </office:meta>
</office:document-meta>
</file>